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paragraph-properties fo:margin-top="0.212cm" fo:margin-bottom="0.212cm" loext:contextual-spacing="false"/>
    </style:style>
    <style:style style:name="P2" style:family="paragraph" style:parent-style-name="Heading_20_2">
      <style:paragraph-properties fo:margin-top="0.423cm" fo:margin-bottom="0.212cm" loext:contextual-spacing="false"/>
    </style:style>
    <style:style style:name="P3" style:family="paragraph" style:parent-style-name="Heading_20_1" style:master-page-name="Standard">
      <style:paragraph-properties fo:margin-top="0.212cm" fo:margin-bottom="0.106cm" loext:contextual-spacing="false" fo:text-align="center" style:justify-single-word="false" style:page-number="1"/>
    </style:style>
    <style:style style:name="P4" style:family="paragraph" style:parent-style-name="Standard">
      <style:paragraph-properties fo:margin-left="0cm" fo:margin-right="0cm" fo:margin-top="0.212cm" fo:margin-bottom="0.212cm" loext:contextual-spacing="false" fo:line-height="150%" fo:text-indent="0.787cm" style:auto-text-indent="false">
        <style:tab-stops>
          <style:tab-stop style:position="-0.635cm"/>
        </style:tab-stops>
      </style:paragraph-properties>
    </style:style>
    <style:style style:name="P5" style:family="paragraph" style:parent-style-name="Standard">
      <style:paragraph-properties fo:margin-left="0.635cm" fo:margin-right="0cm" fo:margin-top="0cm" fo:margin-bottom="0.212cm" loext:contextual-spacing="false" fo:line-height="150%" fo:text-indent="-0.635cm" style:auto-text-indent="false"/>
    </style:style>
    <style:style style:name="P6" style:family="paragraph" style:parent-style-name="Standard">
      <style:paragraph-properties fo:margin-left="0.635cm" fo:margin-right="0cm" fo:margin-top="0cm" fo:margin-bottom="0.212cm" loext:contextual-spacing="false" fo:line-height="150%" fo:text-indent="-0.635cm" style:auto-text-indent="false"/>
      <style:text-properties officeooo:rsid="00051cbf" officeooo:paragraph-rsid="00051cbf"/>
    </style:style>
    <style:style style:name="P7" style:family="paragraph" style:parent-style-name="Standard">
      <style:paragraph-properties fo:margin-left="0.635cm" fo:margin-right="0cm" fo:margin-top="0cm" fo:margin-bottom="0.212cm" loext:contextual-spacing="false" fo:line-height="150%" fo:text-indent="-0.635cm" style:auto-text-indent="false"/>
      <style:text-properties officeooo:rsid="000532e9" officeooo:paragraph-rsid="000532e9"/>
    </style:style>
    <style:style style:name="P8" style:family="paragraph" style:parent-style-name="Standard">
      <style:paragraph-properties fo:margin-left="0.635cm" fo:margin-right="0cm" fo:margin-top="0cm" fo:margin-bottom="0.212cm" loext:contextual-spacing="false" fo:line-height="150%" fo:text-indent="-0.635cm" style:auto-text-indent="false"/>
      <style:text-properties officeooo:rsid="000532e9" officeooo:paragraph-rsid="00054893"/>
    </style:style>
    <style:style style:name="P9" style:family="paragraph" style:parent-style-name="Standard">
      <style:paragraph-properties fo:margin-left="0.635cm" fo:margin-right="0cm" fo:margin-top="0cm" fo:margin-bottom="0.212cm" loext:contextual-spacing="false" fo:line-height="150%" fo:text-indent="-0.635cm" style:auto-text-indent="false"/>
      <style:text-properties officeooo:rsid="00054893" officeooo:paragraph-rsid="00054893"/>
    </style:style>
    <style:style style:name="P10" style:family="paragraph" style:parent-style-name="Standard">
      <style:paragraph-properties fo:margin-left="0.635cm" fo:margin-right="0cm" fo:margin-top="0cm" fo:margin-bottom="0.212cm" loext:contextual-spacing="false" fo:line-height="150%" fo:text-indent="-0.635cm" style:auto-text-indent="false"/>
      <style:text-properties officeooo:rsid="00054893" officeooo:paragraph-rsid="0005979d"/>
    </style:style>
    <style:style style:name="P11" style:family="paragraph" style:parent-style-name="Standard">
      <style:paragraph-properties fo:margin-left="0.787cm" fo:margin-right="0cm" fo:margin-top="0cm" fo:margin-bottom="0.212cm" loext:contextual-spacing="false" fo:line-height="150%" fo:text-indent="-0.787cm" style:auto-text-indent="false">
        <style:tab-stops>
          <style:tab-stop style:position="-0.635cm"/>
        </style:tab-stops>
      </style:paragraph-properties>
    </style:style>
    <style:style style:name="P12" style:family="paragraph" style:parent-style-name="Standard">
      <style:paragraph-properties fo:margin-left="0.794cm" fo:margin-right="0cm" fo:margin-top="0cm" fo:margin-bottom="0.212cm" loext:contextual-spacing="false" fo:line-height="150%" fo:text-indent="-0.794cm" style:auto-text-indent="false"/>
    </style:style>
    <style:style style:name="P13" style:family="paragraph" style:parent-style-name="Footer">
      <style:paragraph-properties fo:margin-left="0cm" fo:margin-right="0.635cm" fo:text-indent="0cm" style:auto-text-indent="false"/>
    </style:style>
    <style:style style:name="T1" style:family="text">
      <style:text-properties fo:font-size="12pt" style:font-size-asian="12pt"/>
    </style:style>
    <style:style style:name="T2" style:family="text">
      <style:text-properties fo:font-size="12pt" officeooo:rsid="0005979d" style:font-size-asian="12pt"/>
    </style:style>
    <style:style style:name="T3" style:family="text">
      <style:text-properties fo:font-size="12pt" fo:font-style="italic" style:font-size-asian="12pt" style:font-style-asian="italic"/>
    </style:style>
    <style:style style:name="T4" style:family="text">
      <style:text-properties fo:font-style="normal" style:font-style-asian="normal"/>
    </style:style>
    <style:style style:name="T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raded Problems for Module 5</text:h>
      <text:p text:style-name="P4"><text:span text:style-name="T1"/></text:p>
      <text:h text:style-name="P1" text:outline-level="2">SELECT Statement Problems</text:h>
      <text:p text:style-name="P5"><text:span text:style-name="T1">1.<text:tab/>For event requests, list the event number, event date (</text:span><text:span text:style-name="T3">eventrequest.dateheld</text:span><text:span text:style-name="T1">), and count of the event plans. <text:s/>Only include event requests in the result if the event request has more than one related event plan with a work date in December 2018.</text:span></text:p>
      <text:p text:style-name="P6"><text:span text:style-name="T1">Query:</text:span></text:p>
      <text:p text:style-name="P6"><text:span text:style-name="T1">select EVENTREQUEST.EVENTNO,DATEHELD,count(PLANNO) </text:span></text:p>
      <text:p text:style-name="P6"><text:span text:style-name="T1">from EVENTREQUEST inner join EVENTPLAN on EVENTREQUEST.EVENTNO=EVENTPLAN.EVENTNO </text:span></text:p>
      <text:p text:style-name="P6"><text:span text:style-name="T1">where WORKDATE like '2018-12-%' </text:span></text:p>
      <text:p text:style-name="P6"><text:span text:style-name="T1">group by EVENTNO </text:span></text:p>
      <text:p text:style-name="P6"><text:span text:style-name="T1">having count(PLANNO)&gt;1;</text:span></text:p>
      <text:p text:style-name="P6"><text:span text:style-name="T1"/></text:p>
      <text:p text:style-name="P5"><text:span text:style-name="T1">2.<text:tab/>List the plan number, event number, work date, and activity of event plans meeting the following two conditions: (1) the work date is in December 2018 and (2) the event is held in the “Basketball arena”. <text:s/>Your query must not use the facility number (“F101”) of the basketball arena in the WHERE clause. Instead, you should use a condition on the </text:span><text:span text:style-name="T3">FacName</text:span><text:span text:style-name="T1"> column for the value of “Basketball arena”.</text:span></text:p>
      <text:p text:style-name="P7"><text:span text:style-name="T1">Query:</text:span></text:p>
      <text:p text:style-name="P7"><text:span text:style-name="T1">select PLANNO,EVENTPLAN.EVENTNO,WORKDATE,ACTIVITY </text:span></text:p>
      <text:p text:style-name="P7"><text:span text:style-name="T1">from EVENTPLAN inner join EVENTREQUEST on EVENTPLAN.EVENTNO=EVENTREQUEST.EVENTNO</text:span></text:p>
      <text:p text:style-name="P7"><text:span text:style-name="T1"><text:s/>inner join Facility on EVENTREQUEST.FACNO=Facility.facno </text:span></text:p>
      <text:p text:style-name="P7"><text:span text:style-name="T1">where facname='Basketball arena';</text:span></text:p>
      <text:p text:style-name="P7"><text:span text:style-name="T1"/></text:p>
      <text:p text:style-name="P5"><text:soft-page-break/><text:span text:style-name="T1">3.<text:tab/>List the event number, event date, status, and estimated cost of events where there is an event plan managed by Mary Manager and the event is held in the basketball arena in the period October 1 to December 31, 2018. <text:s/>Your query must not use the facility number (“F101”) of the basketball arena or the employee number (“E101”) of “Mary Manager” in the WHERE clause. Thus, the WHERE clause should not have conditions involving the facility number or employee number compared to constant values.</text:span></text:p>
      <text:p text:style-name="P7"><text:span text:style-name="T1">Query:</text:span></text:p>
      <text:p text:style-name="P8"><text:span text:style-name="T1">select EVENTREQUEST.EVENTNO,DATEHELD,STATUS,ESTCOST </text:span></text:p>
      <text:p text:style-name="P8"><text:span text:style-name="T1">from EVENTREQUEST </text:span></text:p>
      <text:p text:style-name="P8"><text:span text:style-name="T1">inner join EVENTPLAN on EVENTREQUEST.EVENTNO=EVENTPLAN.EVENTNO </text:span></text:p>
      <text:p text:style-name="P8"><text:span text:style-name="T1">inner join Employee on EVENTPLAN.EMPNO=Employee.EMPNO </text:span></text:p>
      <text:p text:style-name="P8"><text:span text:style-name="T1">inner join Facility on EVENTREQUEST.FACNO=Facility.facno </text:span></text:p>
      <text:p text:style-name="P8"><text:span text:style-name="T1">where EMPNAME="Mary Manager" and facname='Basketball arena' and <text:s/>DATEHELD between '2018-10-01' and '2018-12-31';</text:span></text:p>
      <text:p text:style-name="P8"><text:span text:style-name="T1"/></text:p>
      <text:p text:style-name="P5"><text:span text:style-name="T1">4.<text:tab/>List the plan number, line number, resource name, number of resources (</text:span><text:span text:style-name="T3">eventplanline.number</text:span><text:span text:style-name="T1">), location name, time start, and time end where the event is held at the basketball arena, the event plan has activity of activity of “Operation”, and the event plan has a work date in the period October 1 to December 31, 2018. <text:s/>Your query must not use the facility number (“F101”) of the basketball arena in the WHERE clause. Instead, you should use a condition on the </text:span><text:span text:style-name="T3">FacName</text:span><text:span text:style-name="T1"> column for the value of “Basketball arena”.</text:span></text:p>
      <text:p text:style-name="P9"><text:span text:style-name="T1">Query:</text:span></text:p>
      <text:p text:style-name="P10"><text:span text:style-name="T1"><text:s/>select EVENTPLANLINE.PLANNO,LINENO,RESOURCETBL.RESNAME,NUMBERFLD,Location.locname,TIMESTART,TIMEEND </text:span></text:p>
      <text:p text:style-name="P10"><text:span text:style-name="T1">from EVENTPLANLINE,RESOURCETBL,Location,EVENTPLAN,EVENTREQUEST,Facilit</text:span><text:span text:style-name="T2">y</text:span><text:span text:style-name="T1">where EVENTPLANLINE.RESNO=RESOURCETBL.RESNO and </text:span><text:soft-page-break/><text:span text:style-name="T1">EVENTPLANLINE.LOCNO=Location.locno and EVENTPLANLINE.PLANNO=EVENTPLAN.PLANNO and EVENTPLAN.EVENTNO=EVENTREQUEST.EVENTNO and EVENTREQUEST.FACNO=Facility.facno and Activity='Operation' and facname='Basketball arena' and WORKDATE between '2018-10-01' and '2018-12-31';</text:span></text:p>
      <text:p text:style-name="P10"><text:span text:style-name="T1"/></text:p>
      <text:h text:style-name="P2" text:outline-level="2"><text:span text:style-name="T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057cm" fo:text-indent="-0.635cm" fo:margin-left="2.05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327cm" fo:text-indent="-0.635cm" fo:margin-left="3.327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4.597cm" fo:text-indent="-0.635cm" fo:margin-left="4.597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867cm" fo:text-indent="-0.635cm" fo:margin-left="5.867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137cm" fo:text-indent="-0.635cm" fo:margin-left="7.137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407cm" fo:text-indent="-0.635cm" fo:margin-left="8.407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677cm" fo:text-indent="-0.635cm" fo:margin-left="9.67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947cm" fo:text-indent="-0.635cm" fo:margin-left="10.947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217cm" fo:text-indent="-0.635cm" fo:margin-left="12.2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3-01T15:48:14.485064595">3/1/2020</text:date><text:tab/>Graded Problems for Module 5<text:tab/>Page <text:span text:style-name="Page_20_Number"><text:page-number text:select-page="current">3</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03-01T15:48:14.420365381</dc:date>
    <meta:print-date>2007-09-04T12:54:00</meta:print-date>
    <meta:editing-cycles>258</meta:editing-cycles>
    <meta:editing-duration>PT10H1M56S</meta:editing-duration>
    <meta:document-statistic meta:table-count="0" meta:image-count="0" meta:object-count="0" meta:page-count="3" meta:paragraph-count="28" meta:word-count="395" meta:character-count="3046" meta:non-whitespace-character-count="2660"/>
    <meta:generator>LibreOffice/6.0.7.3$Linux_X86_64 LibreOffice_project/00m0$Build-3</meta:generator>
  </office:meta>
</office:document-meta>
</file>